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size="18pt" style:font-size-asian="18pt" style:font-size-complex="18pt"/>
    </style:style>
    <style:style style:name="P2" style:family="paragraph" style:parent-style-name="Standard">
      <style:paragraph-properties fo:margin-left="0in" fo:margin-right="0in" fo:margin-top="0in" fo:margin-bottom="0.0835in" style:line-height-at-least="0.389in" fo:text-align="start" style:justify-single-word="false" fo:text-indent="0in" style:auto-text-indent="false" style:text-autospace="none"/>
      <style:text-properties fo:color="#6a6a6a" style:font-name="Times-Roman" fo:font-size="22pt" fo:font-weight="normal" style:font-name-asian="Times-Roman" style:font-size-asian="22pt" style:font-weight-asian="normal" style:font-name-complex="Times-Roman" style:font-size-complex="2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iple Chocolate Espresso Bean Cookie </text:p>
      <text:p text:style-name="P1">2 ½ <text:s text:c="2"/>cups whole-wheat pastry flour </text:p>
      <text:p text:style-name="P1">2 <text:s text:c="6"/>tablespoons freshly ground espresso powder </text:p>
      <text:p text:style-name="P1">¾ <text:s text:c="5"/>teaspoon baking soda </text:p>
      <text:p text:style-name="P1">¾ <text:s text:c="5"/>teaspoon baking powder </text:p>
      <text:p text:style-name="P1">¾ <text:s text:c="5"/>teaspoon finely ground sea salt </text:p>
      <text:p text:style-name="P1">½ <text:s text:c="5"/>cup natural cocoa or cacao powder </text:p>
      <text:p text:style-name="P1">1 <text:s text:c="6"/>cup unsalted butter, room temperature</text:p>
      <text:p text:style-name="P1">1 ½ <text:s text:c="2"/>cups sugar plus ½ cup dark brown sugar</text:p>
      <text:p text:style-name="P1">2 <text:s text:c="6"/>large eggs </text:p>
      <text:p text:style-name="P1">3 <text:s text:c="6"/>teaspoons vanilla extract </text:p>
      <text:p text:style-name="P1">¾ <text:s text:c="5"/>cup semi-sweet chocolate chips </text:p>
      <text:p text:style-name="P1">8 <text:s text:c="6"/>ounces chocolate covered espresso beans</text:p>
      <text:p text:style-name="P1"/>
      <text:p text:style-name="P1">Preheat your oven to 375 degrees.</text:p>
      <text:p text:style-name="P1">Assemble dry ingredients: In a medium bowl whisk together the whole wheat pastry flour, baking soda, baking powder, salt, and cacao powder. Set aside.</text:p>
      <text:p text:style-name="P1">Assemble the wet ingredients: In a big bowl or with an electric mixer beat the butter until it is fluffy and lightens a bit in color. Now beat in the sugar - it should have a thick frosting-like consistency. Mix in the eggs one at a time, making sure the first egg gets incorporated before adding the next. You will need to scrape down the sides of the bowl once or twice as well. Add the vanilla and mix until it is incorporated.</text:p>
      <text:p text:style-name="P1">Add the flour mixture to the wet ingredients: Add the dry ingredients to the wet mix in about four waves. Stir a bit between each addition until the flour is just incorporated. You could add all the flour at once, but it tends to explode up and out of the mixing bowl and all over me every time I do that. At this point you should have a moist, brown dough that is uniform in color. </text:p>
      <text:p text:style-name="P1"/>
      <text:p text:style-name="P1"><text:soft-page-break/>Stir in the espresso beans and chocolate chips by hand and mix only until they are evenly distributed throughout the dough. </text:p>
      <text:p text:style-name="P1">Drop the cookies onto baking sheets: use roughly one heaping tablespoons of dough for each one. (or roll into 1½ inch balls</text:p>
      <text:p text:style-name="P1">Place the cookies in the oven: Bake at 375 degrees for about 10 minutes on the middle rack. Don't overbake these cookies or they will dry out. If anything, under bake them just a bit. When they are done, pull them out to cool.</text:p>
      <text:p text:style-name="P1"/>
      <text:p text:style-name="P1">Tip: If you don't want to bake all the cookies at one once you can freeze some of the dough for quick cookies later. <text:s/>Put the cookie dough balls into a freezer-quality plastic bag and toss them in the freezer. You can bake straight from the freezer at a later date, up the baking time by a couple minutes to compensate for the frozen doug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07T19:26:17</meta:creation-date>
    <dc:date>2011-08-11T18:40:28</dc:date>
    <dc:creator>Robert Houk</dc:creator>
    <meta:editing-duration>PT00H17M40S</meta:editing-duration>
    <meta:editing-cycles>3</meta:editing-cycles>
    <meta:generator>OpenOffice.org/3.2$Unix OpenOffice.org_project/320m18$Build-9502</meta:generator>
    <meta:document-statistic meta:table-count="0" meta:image-count="0" meta:object-count="0" meta:page-count="2" meta:paragraph-count="21" meta:word-count="414" meta:character-count="2299"/>
  </office:meta>
</office:document-meta>
</file>